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2.163cm" fo:min-width="14.486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solid" draw:fill-color="#fff5ce" draw:opacity="20%" draw:textarea-horizontal-align="justify" draw:textarea-vertical-align="middle" draw:auto-grow-height="false" fo:min-height="2.29cm" fo:min-width="14.74cm" draw:shadow-opacity="20%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639cm" fo:min-width="5.596cm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512cm" fo:min-width="3.56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5ce" draw:opacity="20%"/>
      <style:paragraph-properties fo:text-align="center"/>
    </style:style>
    <style:style style:name="P5" style:family="paragraph">
      <loext:graphic-properties draw:fill-color="#ffe99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2.413cm" svg:x="1.889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524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4.8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096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509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1.795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08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905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191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17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462cm" svg:y="9.8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6.384cm" svg:x2="3.921cm" svg:y2="10.313cm">
          <text:p/>
        </draw:line>
        <draw:line draw:style-name="gr3" draw:text-style-name="P3" draw:layer="layout" svg:x1="5.699cm" svg:y1="6.334cm" svg:x2="6.08cm" svg:y2="10.35cm">
          <text:p/>
        </draw:line>
        <draw:line draw:style-name="gr3" draw:text-style-name="P3" draw:layer="layout" svg:x1="8.239cm" svg:y1="6.421cm" svg:x2="8.62cm" svg:y2="10.35cm">
          <text:p/>
        </draw:line>
        <draw:line draw:style-name="gr3" draw:text-style-name="P3" draw:layer="layout" svg:x1="10.398cm" svg:y1="6.509cm" svg:x2="10.779cm" svg:y2="10.525cm">
          <text:p/>
        </draw:line>
        <draw:line draw:style-name="gr3" draw:text-style-name="P3" draw:layer="layout" svg:x1="12.811cm" svg:y1="6.421cm" svg:x2="13.192cm" svg:y2="10.35cm">
          <text:p/>
        </draw:line>
        <draw:line draw:style-name="gr3" draw:text-style-name="P3" draw:layer="layout" svg:x1="14.97cm" svg:y1="6.509cm" svg:x2="15.351cm" svg:y2="10.525cm">
          <text:p/>
        </draw:line>
        <draw:custom-shape draw:style-name="gr4" draw:text-style-name="P4" draw:layer="layout" svg:width="15.24cm" svg:height="2.54cm" svg:x="1.762cm" svg:y="9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096cm" svg:height="0.889cm" svg:x="10.652cm" svg:y="3.667cm">
          <text:p text:style-name="P2">Original Lis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0.762cm" svg:x="12.43cm" svg:y="8.493cm">
          <text:p text:style-name="P2">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986cm" svg:height="2.413cm" svg:x="2.27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905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191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89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176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462cm" svg:y="14.46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14.716cm" svg:x2="3.921cm" svg:y2="11.204cm">
          <text:p/>
        </draw:line>
        <draw:line draw:style-name="gr3" draw:text-style-name="P3" draw:layer="layout" svg:x1="5.699cm" svg:y1="14.7cm" svg:x2="6.08cm" svg:y2="11.111cm">
          <text:p/>
        </draw:line>
        <draw:line draw:style-name="gr3" draw:text-style-name="P3" draw:layer="layout" svg:x1="8.239cm" svg:y1="14.623cm" svg:x2="8.62cm" svg:y2="11.111cm">
          <text:p/>
        </draw:line>
        <draw:line draw:style-name="gr3" draw:text-style-name="P3" draw:layer="layout" svg:x1="12.811cm" svg:y1="14.623cm" svg:x2="13.192cm" svg:y2="11.111cm">
          <text:p/>
        </draw:line>
        <draw:line draw:style-name="gr3" draw:text-style-name="P3" draw:layer="layout" svg:x1="10.144cm" svg:y1="14.622cm" svg:x2="10.525cm" svg:y2="11.033cm">
          <text:p/>
        </draw:line>
        <draw:line draw:style-name="gr3" draw:text-style-name="P3" draw:layer="layout" svg:x1="14.843cm" svg:y1="14.7cm" svg:x2="15.224cm" svg:y2="11.111cm">
          <text:p/>
        </draw:line>
        <draw:custom-shape draw:style-name="gr7" draw:text-style-name="P2" draw:layer="layout" svg:width="1.143cm" svg:height="1.143cm" svg:x="-10.938cm" svg:y="21.44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0.938cm" svg:y="20.43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1.7cm" svg:y="23.733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143cm" svg:height="1.143cm" svg:x="-10.938cm" svg:y="19.28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0.938cm" svg:y="18.27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0.938cm" svg:y="17.25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0.938cm" svg:y="16.36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2.716cm" svg:y="20.5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2.716cm" svg:y="19.54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2.716cm" svg:y="21.70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2.716cm" svg:y="18.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2.716cm" svg:y="17.38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2.716cm" svg:y="16.3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12.716cm" svg:y="15.47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9.16cm" svg:y="21.44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9.541cm" svg:y="23.733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143cm" svg:height="1.143cm" svg:x="-9.16cm" svg:y="20.30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9.16cm" svg:y="19.28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9.16cm" svg:y="18.272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9.16cm" svg:y="17.382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7.382cm" svg:y="21.44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7.382cm" svg:y="20.30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7.255cm" svg:y="23.73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7.382cm" svg:y="19.161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7.382cm" svg:y="18.271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5.096cm" svg:y="21.44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5.096cm" svg:y="20.30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5.096cm" svg:y="19.162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143cm" svg:height="1.143cm" svg:x="-5.223cm" svg:y="23.73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096cm" svg:height="0.889cm" svg:x="11.16cm" svg:y="13.192cm">
          <text:p text:style-name="P2">Shallow Copy List</text:p>
          <draw:enhanced-geometry svg:viewBox="0 0 21600 21600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2T08:39:20.313974588</meta:creation-date>
    <dc:date>2020-03-21T18:10:54.204752577</dc:date>
    <meta:editing-duration>PT3H2M23S</meta:editing-duration>
    <meta:editing-cycles>5</meta:editing-cycles>
    <meta:generator>LibreOffice/6.4.1.2$MacOSX_X86_64 LibreOffice_project/4d224e95b98b138af42a64d84056446d09082932</meta:generator>
    <meta:document-statistic meta:object-count="65"/>
  </office:meta>
</office:document-meta>
</file>